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" style:font-family-generic="swiss"/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style:line-height-at-least="0.397cm"/>
      <style:text-properties style:font-name="Consolas" fo:font-size="26pt" style:font-size-asian="26pt" style:font-size-complex="26pt"/>
    </style:style>
    <style:style style:name="P4" style:family="paragraph">
      <style:paragraph-properties style:line-height-at-least="0.397cm"/>
      <style:text-properties fo:color="#40a070" style:font-name="Consolas" fo:font-size="26pt" style:font-size-asian="26pt" style:font-size-complex="26pt"/>
    </style:style>
    <style:style style:name="P5" style:family="paragraph">
      <style:paragraph-properties style:line-height-at-least="0.397cm"/>
      <style:text-properties fo:color="#007020" style:font-name="Consolas" fo:font-size="26pt" style:font-size-asian="26pt" style:font-size-complex="26pt"/>
    </style:style>
    <style:style style:name="P6" style:family="paragraph">
      <style:paragraph-properties style:line-height-at-least="0.397cm"/>
      <style:text-properties fo:color="#4070a0" style:font-name="Consolas" fo:font-size="26pt" style:font-size-asian="26pt" style:font-size-complex="26pt"/>
    </style:style>
    <style:style style:name="P7" style:family="paragraph">
      <style:paragraph-properties fo:margin-top="0cm" fo:margin-bottom="0.499cm" style:line-height-at-least="0.397cm"/>
      <style:text-properties style:font-name="Consolas" fo:font-size="26pt" style:font-size-asian="26pt" style:font-size-complex="2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style:line-height-at-least="0.397cm"/>
      <style:text-properties style:font-name="Consolas" fo:font-size="22pt" style:font-size-asian="22pt" style:font-size-complex="22pt"/>
    </style:style>
    <style:style style:name="P10" style:family="paragraph">
      <style:paragraph-properties style:line-height-at-least="0.397cm"/>
      <style:text-properties fo:color="#40a070" style:font-name="Consolas" fo:font-size="22pt" style:font-size-asian="22pt" style:font-size-complex="22pt"/>
    </style:style>
    <style:style style:name="P11" style:family="paragraph">
      <style:paragraph-properties fo:margin-top="0cm" fo:margin-bottom="0.499cm" style:line-height-at-least="0.397cm"/>
      <style:text-properties style:font-name="Consolas" fo:font-size="22pt" style:font-size-asian="22pt" style:font-size-complex="22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style:line-height-at-least="0.397cm"/>
      <style:text-properties style:font-name="Consolas" fo:font-size="44pt" style:font-size-asian="44pt" style:font-size-complex="44pt"/>
    </style:style>
    <style:style style:name="P14" style:family="paragraph">
      <style:paragraph-properties style:line-height-at-least="0.397cm"/>
      <style:text-properties fo:color="#4070a0" style:font-name="Consolas" fo:font-size="44pt" style:font-size-asian="44pt" style:font-size-complex="44pt"/>
    </style:style>
    <style:style style:name="P15" style:family="paragraph">
      <style:paragraph-properties style:line-height-at-least="0.397cm"/>
      <style:text-properties fo:color="#40a070" style:font-name="Consolas" fo:font-size="44pt" style:font-size-asian="44pt" style:font-size-complex="44pt"/>
    </style:style>
    <style:style style:name="P16" style:family="paragraph">
      <style:paragraph-properties style:line-height-at-least="0.397cm"/>
      <style:text-properties fo:font-size="44pt" style:font-size-asian="44pt" style:font-size-complex="44pt"/>
    </style:style>
    <style:style style:name="P17" style:family="paragraph">
      <style:paragraph-properties fo:margin-top="0cm" fo:margin-bottom="0.499cm" style:line-height-at-least="0.397cm"/>
      <style:text-properties style:font-name="Consolas" fo:font-size="44pt" style:font-size-asian="44pt" style:font-size-complex="44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style:paragraph-properties style:line-height-at-least="0.397cm"/>
      <style:text-properties style:font-name="Consolas" fo:font-size="48pt" style:font-size-asian="48pt" style:font-size-complex="48pt"/>
    </style:style>
    <style:style style:name="P20" style:family="paragraph">
      <style:paragraph-properties style:line-height-at-least="0.397cm"/>
      <style:text-properties fo:color="#000000" style:font-name="Consolas" fo:font-size="48pt" style:font-size-asian="48pt" style:font-size-complex="48pt"/>
    </style:style>
    <style:style style:name="P21" style:family="paragraph">
      <style:paragraph-properties style:line-height-at-least="0.397cm"/>
      <style:text-properties fo:font-size="48pt" style:font-size-asian="48pt" style:font-size-complex="48pt"/>
    </style:style>
    <style:style style:name="P22" style:family="paragraph">
      <style:paragraph-properties style:line-height-at-least="0.397cm"/>
      <style:text-properties fo:color="#000000" fo:font-size="48pt" style:font-size-asian="48pt" style:font-size-complex="48pt"/>
    </style:style>
    <style:style style:name="P23" style:family="paragraph">
      <style:paragraph-properties fo:margin-top="0cm" fo:margin-bottom="0.499cm" style:line-height-at-least="0.397cm"/>
      <style:text-properties fo:color="#666666" style:font-name="Consolas" fo:font-size="48pt" style:font-size-asian="48pt" style:font-size-complex="48pt"/>
    </style:style>
    <style:style style:name="P24" style:family="paragraph">
      <style:text-properties fo:font-size="48pt" style:font-size-asian="48pt" style:font-size-complex="48pt"/>
    </style:style>
    <style:style style:name="P25" style:family="paragraph">
      <style:paragraph-properties fo:margin-top="0cm" fo:margin-bottom="0.499cm" style:line-height-at-least="0.397cm"/>
      <style:text-properties fo:color="#666666" style:font-name="Consolas" fo:font-size="26pt" style:font-size-asian="26pt" style:font-size-complex="26pt"/>
    </style:style>
    <style:style style:name="P26" style:family="paragraph">
      <style:paragraph-properties style:line-height-at-least="0.397cm"/>
      <style:text-properties style:font-name="Consolas" fo:font-size="18pt" style:font-size-asian="18pt" style:font-size-complex="18pt"/>
    </style:style>
    <style:style style:name="P27" style:family="paragraph">
      <style:paragraph-properties style:line-height-at-least="0.397cm"/>
      <style:text-properties fo:color="#40a070" style:font-name="Consolas" fo:font-size="18pt" style:font-size-asian="18pt" style:font-size-complex="18pt"/>
    </style:style>
    <style:style style:name="P28" style:family="paragraph">
      <style:paragraph-properties style:line-height-at-least="0.397cm"/>
      <style:text-properties fo:color="#000000" style:font-name="Consolas" fo:font-size="18pt" style:font-size-asian="18pt" style:font-size-complex="18pt"/>
    </style:style>
    <style:style style:name="P29" style:family="paragraph">
      <style:paragraph-properties style:line-height-at-least="0.397cm"/>
      <style:text-properties fo:color="#007020" style:font-name="Consolas" fo:font-size="18pt" style:font-size-asian="18pt" style:font-size-complex="18pt"/>
    </style:style>
    <style:style style:name="P30" style:family="paragraph">
      <style:paragraph-properties fo:margin-top="0cm" fo:margin-bottom="0.499cm" style:line-height-at-least="0.397cm"/>
      <style:text-properties fo:color="#666666" style:font-name="Consolas" fo:font-size="18pt" style:font-size-asian="18pt" style:font-size-complex="18pt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style:paragraph-properties style:line-height-at-least="0.397cm"/>
      <style:text-properties style:font-name="Consolas" fo:font-size="24pt" style:font-size-asian="24pt" style:font-size-complex="24pt"/>
    </style:style>
    <style:style style:name="P33" style:family="paragraph">
      <style:text-properties fo:font-size="24pt" style:font-size-asian="24pt" style:font-size-complex="24pt"/>
    </style:style>
    <style:style style:name="P34" style:family="paragraph">
      <style:paragraph-properties style:line-height-at-least="0.397cm"/>
    </style:style>
    <style:style style:name="P35" style:family="paragraph">
      <style:paragraph-properties style:line-height-at-least="0.397cm"/>
      <style:text-properties style:font-name="Consolas" fo:font-size="28pt" style:font-size-asian="28pt" style:font-size-complex="28pt"/>
    </style:style>
    <style:style style:name="P36" style:family="paragraph">
      <style:paragraph-properties style:line-height-at-least="0.397cm"/>
      <style:text-properties fo:color="#40a070" style:font-name="Consolas" fo:font-size="28pt" style:font-size-asian="28pt" style:font-size-complex="28pt"/>
    </style:style>
    <style:style style:name="P37" style:family="paragraph">
      <style:paragraph-properties fo:margin-top="0cm" fo:margin-bottom="0.499cm" style:line-height-at-least="0.397cm"/>
      <style:text-properties style:font-name="Consolas" fo:font-size="28pt" style:font-size-asian="28pt" style:font-size-complex="28pt"/>
    </style:style>
    <style:style style:name="P38" style:family="paragraph">
      <style:text-properties fo:font-size="28pt" style:font-size-asian="28pt" style:font-size-complex="28pt"/>
    </style:style>
    <style:style style:name="P39" style:family="paragraph">
      <style:paragraph-properties style:line-height-at-least="0.397cm"/>
      <style:text-properties style:font-name="Consolas" fo:font-size="32pt" style:font-size-asian="32pt" style:font-size-complex="32pt"/>
    </style:style>
    <style:style style:name="P40" style:family="paragraph">
      <style:paragraph-properties style:line-height-at-least="0.397cm"/>
      <style:text-properties fo:color="#40a070" style:font-name="Consolas" fo:font-size="32pt" style:font-size-asian="32pt" style:font-size-complex="32pt"/>
    </style:style>
    <style:style style:name="P41" style:family="paragraph">
      <style:text-properties fo:font-size="32pt" style:font-size-asian="32pt" style:font-size-complex="32pt"/>
    </style:style>
    <style:style style:name="T1" style:family="text">
      <style:text-properties fo:color="#666666" style:font-name="Consolas" fo:font-size="26pt" style:font-size-asian="26pt" style:font-size-complex="26pt"/>
    </style:style>
    <style:style style:name="T2" style:family="text">
      <style:text-properties fo:color="#000000" style:font-name="Consolas" fo:font-size="26pt" style:font-size-asian="26pt" style:font-size-complex="26pt"/>
    </style:style>
    <style:style style:name="T3" style:family="text">
      <style:text-properties fo:color="#40a070" style:font-name="Consolas" fo:font-size="26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7020" style:font-name="Consolas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020" style:font-name="Consolas" fo:font-size="26pt" style:font-size-asian="26pt" style:font-size-complex="26pt"/>
    </style:style>
    <style:style style:name="T7" style:family="text">
      <style:text-properties fo:color="#4070a0" style:font-name="Consolas" fo:font-size="26pt" style:font-size-asian="26pt" style:font-size-complex="26pt"/>
    </style:style>
    <style:style style:name="T8" style:family="text">
      <style:text-properties fo:color="#70a0d0" style:font-name="Consolas" fo:font-size="26pt" fo:font-style="italic" style:font-size-asian="26pt" style:font-style-asian="italic" style:font-size-complex="26pt" style:font-style-complex="italic"/>
    </style:style>
    <style:style style:name="T9" style:family="text">
      <style:text-properties fo:color="#666666" style:font-name="Consolas" fo:font-size="22pt" style:font-size-asian="22pt" style:font-size-complex="22pt"/>
    </style:style>
    <style:style style:name="T10" style:family="text">
      <style:text-properties fo:color="#000000" style:font-name="Consolas" fo:font-size="22pt" style:font-size-asian="22pt" style:font-size-complex="22pt"/>
    </style:style>
    <style:style style:name="T11" style:family="text">
      <style:text-properties fo:color="#40a070" style:font-name="Consolas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666666" style:font-name="Consolas" fo:font-size="44pt" style:font-size-asian="44pt" style:font-size-complex="44pt"/>
    </style:style>
    <style:style style:name="T14" style:family="text">
      <style:text-properties fo:color="#000000" style:font-name="Consolas" fo:font-size="44pt" style:font-size-asian="44pt" style:font-size-complex="44pt"/>
    </style:style>
    <style:style style:name="T15" style:family="text">
      <style:text-properties fo:color="#4070a0" style:font-name="Consolas" fo:font-size="44pt" style:font-size-asian="44pt" style:font-size-complex="44pt"/>
    </style:style>
    <style:style style:name="T16" style:family="text">
      <style:text-properties fo:color="#40a070" style:font-name="Consolas" fo:font-size="44pt" style:font-size-asian="44pt" style:font-size-complex="44pt"/>
    </style:style>
    <style:style style:name="T17" style:family="text">
      <style:text-properties fo:color="#007020" style:font-name="Consolas" fo:font-size="44pt" style:font-size-asian="44pt" style:font-size-complex="44pt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color="#007020" style:font-name="Consolas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000000" fo:font-size="44pt" style:font-size-asian="44pt" style:font-size-complex="44pt"/>
    </style:style>
    <style:style style:name="T21" style:family="text">
      <style:text-properties fo:color="#666666" style:font-name="Consolas" fo:font-size="48pt" style:font-size-asian="48pt" style:font-size-complex="48pt"/>
    </style:style>
    <style:style style:name="T22" style:family="text">
      <style:text-properties fo:color="#000000" style:font-name="Consolas" fo:font-size="48pt" style:font-size-asian="48pt" style:font-size-complex="48pt"/>
    </style:style>
    <style:style style:name="T23" style:family="text">
      <style:text-properties fo:color="#007020" style:font-name="Consolas" fo:font-size="48pt" style:font-size-asian="48pt" style:font-size-complex="48pt"/>
    </style:style>
    <style:style style:name="T24" style:family="text">
      <style:text-properties fo:color="#40a070" style:font-name="Consolas" fo:font-size="48pt" style:font-size-asian="48pt" style:font-size-complex="48pt"/>
    </style:style>
    <style:style style:name="T25" style:family="text">
      <style:text-properties fo:font-size="48pt" style:font-size-asian="48pt" style:font-size-complex="48pt"/>
    </style:style>
    <style:style style:name="T26" style:family="text">
      <style:text-properties fo:color="#000000" fo:font-size="48pt" style:font-size-asian="48pt" style:font-size-complex="48pt"/>
    </style:style>
    <style:style style:name="T27" style:family="text">
      <style:text-properties fo:color="#007020" style:font-name="Consolas" fo:font-size="48pt" fo:font-weight="bold" style:font-size-asian="48pt" style:font-weight-asian="bold" style:font-size-complex="48pt" style:font-weight-complex="bold"/>
    </style:style>
    <style:style style:name="T28" style:family="text">
      <style:text-properties fo:color="#666666" style:font-name="Consolas" fo:font-size="18pt" style:font-size-asian="18pt" style:font-size-complex="18pt"/>
    </style:style>
    <style:style style:name="T29" style:family="text">
      <style:text-properties fo:color="#000000" style:font-name="Consolas" fo:font-size="18pt" style:font-size-asian="18pt" style:font-size-complex="18pt"/>
    </style:style>
    <style:style style:name="T30" style:family="text">
      <style:text-properties fo:color="#40a070" style:font-name="Consolas" fo:font-size="18pt" style:font-size-asian="18pt" style:font-size-complex="18pt"/>
    </style:style>
    <style:style style:name="T31" style:family="text">
      <style:text-properties fo:color="#007020" style:font-name="Consolas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4070a0" style:font-name="Consolas" fo:font-size="18pt" style:font-size-asian="18pt" style:font-size-complex="18pt"/>
    </style:style>
    <style:style style:name="T34" style:family="text">
      <style:text-properties fo:color="#007020" style:font-name="Consolas" fo:font-size="18pt" style:font-size-asian="18pt" style:font-size-complex="18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666666" style:font-name="Consolas" fo:font-size="24pt" style:font-size-asian="24pt" style:font-size-complex="24pt"/>
    </style:style>
    <style:style style:name="T37" style:family="text">
      <style:text-properties fo:color="#000000" style:font-name="Consolas" fo:font-size="24pt" style:font-size-asian="24pt" style:font-size-complex="24pt"/>
    </style:style>
    <style:style style:name="T38" style:family="text">
      <style:text-properties fo:color="#007020" style:font-name="Consolas" fo:font-size="24pt" style:font-size-asian="24pt" style:font-size-complex="24pt"/>
    </style:style>
    <style:style style:name="T39" style:family="text">
      <style:text-properties fo:color="#40a070" style:font-name="Consolas" fo:font-size="24pt" style:font-size-asian="24pt" style:font-size-complex="24pt"/>
    </style:style>
    <style:style style:name="T40" style:family="text">
      <style:text-properties fo:color="#007020" style:font-name="Consolas"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color="#666666" style:font-name="Consolas" fo:font-size="28pt" style:font-size-asian="28pt" style:font-size-complex="28pt"/>
    </style:style>
    <style:style style:name="T43" style:family="text">
      <style:text-properties fo:color="#000000" style:font-name="Consolas" fo:font-size="28pt" style:font-size-asian="28pt" style:font-size-complex="28pt"/>
    </style:style>
    <style:style style:name="T44" style:family="text">
      <style:text-properties fo:color="#007020" style:font-name="Consolas" fo:font-size="28pt" fo:font-weight="bold" style:font-size-asian="28pt" style:font-weight-asian="bold" style:font-size-complex="28pt" style:font-weight-complex="bold"/>
    </style:style>
    <style:style style:name="T45" style:family="text">
      <style:text-properties fo:color="#06287e" style:font-name="Consolas" fo:font-size="28pt" style:font-size-asian="28pt" style:font-size-complex="28pt"/>
    </style:style>
    <style:style style:name="T46" style:family="text">
      <style:text-properties fo:color="#40a070" style:font-name="Consolas" fo:font-size="28pt" style:font-size-asian="28pt" style:font-size-complex="28pt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color="#666666" style:font-name="Consolas" fo:font-size="32pt" style:font-size-asian="32pt" style:font-size-complex="32pt"/>
    </style:style>
    <style:style style:name="T49" style:family="text">
      <style:text-properties fo:color="#000000" style:font-name="Consolas" fo:font-size="32pt" style:font-size-asian="32pt" style:font-size-complex="32pt"/>
    </style:style>
    <style:style style:name="T50" style:family="text">
      <style:text-properties fo:color="#007020" style:font-name="Consolas" fo:font-size="32pt" fo:font-weight="bold" style:font-size-asian="32pt" style:font-weight-asian="bold" style:font-size-complex="32pt" style:font-weight-complex="bold"/>
    </style:style>
    <style:style style:name="T51" style:family="text">
      <style:text-properties fo:color="#06287e" style:font-name="Consolas" fo:font-size="32pt" style:font-size-asian="32pt" style:font-size-complex="32pt"/>
    </style:style>
    <style:style style:name="T52" style:family="text">
      <style:text-properties fo:color="#40a070" style:font-name="Consolas" fo:font-size="32pt" style:font-size-asian="32pt" style:font-size-complex="32pt"/>
    </style:style>
    <style:style style:name="T53" style:family="text">
      <style:text-properties fo:font-size="32pt" style:font-size-asian="32pt" style:font-size-complex="32pt"/>
    </style:style>
    <style:style style:name="T54" style:family="text">
      <style:text-properties style:font-name="Consolas" fo:font-size="32pt" style:font-size-asian="32pt" style:font-size-complex="32pt"/>
    </style:style>
    <style:style style:name="T55" style:family="text">
      <style:text-properties fo:color="#4070a0" style:font-name="Consola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ere în limbajul Pyth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→<text:tab/><text:tab/>interpretorul Python</text:p>
            <text:p text:style-name="P1">→<text:tab/><text:tab/>tipuri și structuri de date</text:p>
            <text:p text:style-name="P1">→<text:tab/><text:tab/>instrucțiuni de control și bucle</text:p>
            <text:p text:style-name="P1">→<text:tab/><text:tab/>funcții</text:p>
            <text:p text:style-name="P1">→<text:tab/><text:tab/>clase</text:p>
            <text:p text:style-name="P1">→<text:tab/><text:tab/>biblioteci</text:p>
            <text:p text:style-name="P1">→<text:tab/><text:tab/>fluxuri intrare/ieșire</text:p>
            <text:p text:style-name="P1">→<text:tab/><text:tab/>resurs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e este Pytho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baj de nivel înalt orientat pe obiecte</text:p>
              </text:list-item>
              <text:list-item>
                <text:p>Uz general (POO, procedural, funcțional)</text:p>
              </text:list-item>
              <text:list-item>
                <text:p>Interpretoare (CPython, Jython, IronPython)</text:p>
              </text:list-item>
              <text:list-item>
                <text:p>Syntaxa (inexistența acoladelor, indentare)</text:p>
              </text:list-item>
              <text:list-item>
                <text:p>Încorporare (Cython)</text:p>
              </text:list-item>
              <text:list-item>
                <text:p>Avantaje/dezavanta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pretorul Pyth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://python.org/" xlink:type="simple">http://python.org</text:a></text:p>
              </text:list-item>
              <text:list-item>
                <text:p>Windows/Linux</text:p>
              </text:list-item>
              <text:list-item>
                <text:p>2.x/3.x</text:p>
              </text:list-item>
              <text:list-item>
                <text:p>&gt;&gt;&gt; help()</text:p>
              </text:list-item>
              <text:list-item>
                <text:p>dir(__builtins__)</text:p>
              </text:list-item>
              <text:list-item>
                <text:p>Calculator de buzunar</text:p>
              </text:list-item>
              <text:list-item>
                <text:p>python -c “print 'Salut Lume'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uri și structuri de date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ice este un obiect</text:p>
              </text:list-item>
              <text:list-item>
                <text:p>bool, int, float, str</text:p>
              </text:list-item>
              <text:list-item>
                <text:p>tuple, list, set, dict</text:p>
              </text:list-item>
              <text:list-item>
                <text:p>eterogenitate</text:p>
              </text:list-item>
              <text:list-item>
                <text:p>referinte (slabe)</text:p>
              </text:list-item>
              <text:list-item>
                <text:p>etiche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l, int, float, str</text:p>
          </draw:text-box>
        </draw:frame>
        <draw:frame presentation:style-name="pr5" draw:text-style-name="P8" draw:layer="layout" svg:width="26.162cm" svg:height="14.732cm" svg:x="1.016cm" svg:y="4.572cm" presentation:class="outline" presentation:user-transformed="true">
          <draw:text-box>
            <text:p text:style-name="P3"><text:span text:style-name="T1">&gt;&gt;&gt;</text:span><text:span text:style-name="T2"> a </text:span><text:span text:style-name="T1">=</text:span><text:span text:style-name="T2"> </text:span><text:span text:style-name="T3">1</text:span></text:p>
            <text:p text:style-name="P3"><text:span text:style-name="T1">&gt;&gt;&gt;</text:span><text:span text:style-name="T2"> b </text:span><text:span text:style-name="T1">=</text:span><text:span text:style-name="T2"> </text:span><text:span text:style-name="T3">2</text:span></text:p>
            <text:p text:style-name="P3"><text:span text:style-name="T1">&gt;&gt;&gt;</text:span><text:span text:style-name="T2"> c </text:span><text:span text:style-name="T1">=</text:span><text:span text:style-name="T2"> (a </text:span><text:span text:style-name="T1">+</text:span><text:span text:style-name="T2"> b) </text:span><text:span text:style-name="T1">**</text:span><text:span text:style-name="T2"> </text:span><text:span text:style-name="T3">2</text:span><text:span text:style-name="T2"> </text:span><text:span text:style-name="T1">%</text:span><text:span text:style-name="T2"> </text:span><text:span text:style-name="T3">5</text:span></text:p>
            <text:p text:style-name="P3"><text:span text:style-name="T1">&gt;&gt;&gt;</text:span><text:span text:style-name="T2"> c</text:span></text:p>
            <text:p text:style-name="P4"><text:span text:style-name="T4">4</text:span></text:p>
            <text:p text:style-name="P3"><text:span text:style-name="T1">&gt;&gt;&gt;</text:span><text:span text:style-name="T2"> c </text:span><text:span text:style-name="T1">*</text:span><text:span text:style-name="T2"> </text:span><text:span text:style-name="T3">0.5</text:span><text:span text:style-name="T2"> </text:span><text:span text:style-name="T1">==</text:span><text:span text:style-name="T2"> </text:span><text:span text:style-name="T3">2</text:span><text:span text:style-name="T2"> </text:span><text:span text:style-name="T5">is</text:span><text:span text:style-name="T2"> </text:span><text:span text:style-name="T6">True</text:span></text:p>
            <text:p text:style-name="P5"><text:span text:style-name="T4">False</text:span></text:p>
            <text:p text:style-name="P3"><text:span text:style-name="T1">&gt;&gt;&gt;</text:span><text:span text:style-name="T2"> c </text:span><text:span text:style-name="T1">*</text:span><text:span text:style-name="T2"> </text:span><text:span text:style-name="T3">0.5</text:span><text:span text:style-name="T2"> </text:span><text:span text:style-name="T1">==</text:span><text:span text:style-name="T2"> </text:span><text:span text:style-name="T3">2</text:span></text:p>
            <text:p text:style-name="P5"><text:span text:style-name="T4">True</text:span></text:p>
            <text:p text:style-name="P3"><text:span text:style-name="T1">&gt;&gt;&gt;</text:span><text:span text:style-name="T2"> (c </text:span><text:span text:style-name="T1">*</text:span><text:span text:style-name="T2"> </text:span><text:span text:style-name="T3">0.5</text:span><text:span text:style-name="T2"> </text:span><text:span text:style-name="T1">==</text:span><text:span text:style-name="T2"> </text:span><text:span text:style-name="T3">2</text:span><text:span text:style-name="T2">) </text:span><text:span text:style-name="T5">is</text:span><text:span text:style-name="T2"> </text:span><text:span text:style-name="T6">True</text:span></text:p>
            <text:p text:style-name="P5"><text:span text:style-name="T4">True</text:span></text:p>
            <text:p text:style-name="P3"><text:span text:style-name="T1">&gt;&gt;&gt;</text:span><text:span text:style-name="T2"> </text:span><text:span text:style-name="T6">int</text:span><text:span text:style-name="T2">(</text:span><text:span text:style-name="T6">str</text:span><text:span text:style-name="T2">(c) </text:span><text:span text:style-name="T1">+</text:span><text:span text:style-name="T2"> </text:span><text:span text:style-name="T7">"1"</text:span><text:span text:style-name="T2">)</text:span></text:p>
            <text:p text:style-name="P4"><text:span text:style-name="T4">41</text:span></text:p>
            <text:p text:style-name="P3"><text:span text:style-name="T1">&gt;&gt;&gt;</text:span><text:span text:style-name="T2"> </text:span><text:span text:style-name="T7">"Ana are </text:span><text:span text:style-name="T8">%d</text:span><text:span text:style-name="T7"> mere {}"</text:span><text:span text:style-name="T1">.</text:span><text:span text:style-name="T2">format(</text:span><text:span text:style-name="T7">"rosii"</text:span><text:span text:style-name="T2">) </text:span><text:span text:style-name="T1">%</text:span><text:span text:style-name="T2"> </text:span><text:span text:style-name="T3">3</text:span></text:p>
            <text:p text:style-name="P6"><text:span text:style-name="T4">'Ana are 3 mere rosii'</text:span></text:p>
            <text:p text:style-name="P7"><text:span text:style-name="T1">&gt;&gt;&gt;</text:span><text:span text:style-name="T2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uple</text:p>
          </draw:text-box>
        </draw:frame>
        <draw:frame presentation:style-name="pr5" draw:text-style-name="P12" draw:layer="layout" svg:width="25.199cm" svg:height="14.898cm" svg:x="1.27cm" svg:y="4.572cm" presentation:class="outline" presentation:user-transformed="true">
          <draw:text-box>
            <text:p text:style-name="P9"><text:span text:style-name="T9">&gt;&gt;&gt;</text:span><text:span text:style-name="T10"> a, b </text:span><text:span text:style-name="T9">=</text:span><text:span text:style-name="T10"> (</text:span><text:span text:style-name="T11">1</text:span><text:span text:style-name="T10">, </text:span><text:span text:style-name="T11">2</text:span><text:span text:style-name="T10">, </text:span><text:span text:style-name="T11">3</text:span><text:span text:style-name="T10">), (</text:span><text:span text:style-name="T11">1</text:span><text:span text:style-name="T10">,)</text:span></text:p>
            <text:p text:style-name="P9"><text:span text:style-name="T9">&gt;&gt;&gt;</text:span><text:span text:style-name="T10"> a</text:span></text:p>
            <text:p text:style-name="P9"><text:span text:style-name="T10">(</text:span><text:span text:style-name="T11">1</text:span><text:span text:style-name="T10">, </text:span><text:span text:style-name="T11">2</text:span><text:span text:style-name="T10">, </text:span><text:span text:style-name="T11">3</text:span><text:span text:style-name="T10">)</text:span></text:p>
            <text:p text:style-name="P9"><text:span text:style-name="T9">&gt;&gt;&gt;</text:span><text:span text:style-name="T10"> b</text:span></text:p>
            <text:p text:style-name="P9"><text:span text:style-name="T10">(</text:span><text:span text:style-name="T11">1</text:span><text:span text:style-name="T10">,)</text:span></text:p>
            <text:p text:style-name="P9"><text:span text:style-name="T9">&gt;&gt;&gt;</text:span><text:span text:style-name="T10"> a </text:span><text:span text:style-name="T9">+</text:span><text:span text:style-name="T10"> b</text:span></text:p>
            <text:p text:style-name="P9"><text:span text:style-name="T10">(</text:span><text:span text:style-name="T11">1</text:span><text:span text:style-name="T10">, </text:span><text:span text:style-name="T11">2</text:span><text:span text:style-name="T10">, </text:span><text:span text:style-name="T11">3</text:span><text:span text:style-name="T10">, </text:span><text:span text:style-name="T11">1</text:span><text:span text:style-name="T10">)</text:span></text:p>
            <text:p text:style-name="P9"><text:span text:style-name="T9">&gt;&gt;&gt;</text:span><text:span text:style-name="T10"> a[</text:span><text:span text:style-name="T11">0</text:span><text:span text:style-name="T10">]</text:span></text:p>
            <text:p text:style-name="P10"><text:span text:style-name="T12">1</text:span></text:p>
            <text:p text:style-name="P9"><text:span text:style-name="T9">&gt;&gt;&gt;</text:span><text:span text:style-name="T10"> a[</text:span><text:span text:style-name="T9">-</text:span><text:span text:style-name="T11">1</text:span><text:span text:style-name="T10">]</text:span></text:p>
            <text:p text:style-name="P10"><text:span text:style-name="T12">3</text:span></text:p>
            <text:p text:style-name="P9"><text:span text:style-name="T9">&gt;&gt;&gt;</text:span><text:span text:style-name="T10"> a[</text:span><text:span text:style-name="T11">1</text:span><text:span text:style-name="T10">:</text:span><text:span text:style-name="T11">2</text:span><text:span text:style-name="T10">]</text:span></text:p>
            <text:p text:style-name="P9"><text:span text:style-name="T10">(</text:span><text:span text:style-name="T11">2</text:span><text:span text:style-name="T10">,)</text:span></text:p>
            <text:p text:style-name="P9"><text:span text:style-name="T9">&gt;&gt;&gt;</text:span><text:span text:style-name="T10"> a[</text:span><text:span text:style-name="T11">0</text:span><text:span text:style-name="T10">:</text:span><text:span text:style-name="T11">10</text:span><text:span text:style-name="T10">:</text:span><text:span text:style-name="T11">2</text:span><text:span text:style-name="T10">]</text:span></text:p>
            <text:p text:style-name="P9"><text:span text:style-name="T10">(</text:span><text:span text:style-name="T11">1</text:span><text:span text:style-name="T10">, </text:span><text:span text:style-name="T11">3</text:span><text:span text:style-name="T10">)</text:span></text:p>
            <text:p text:style-name="P9"><text:span text:style-name="T9">&gt;&gt;&gt;</text:span><text:span text:style-name="T10"> a[::</text:span><text:span text:style-name="T9">-</text:span><text:span text:style-name="T11">1</text:span><text:span text:style-name="T10">]</text:span></text:p>
            <text:p text:style-name="P11"><text:span text:style-name="T10">(</text:span><text:span text:style-name="T11">3</text:span><text:span text:style-name="T10">, </text:span><text:span text:style-name="T11">2</text:span><text:span text:style-name="T10">, </text:span><text:span text:style-name="T11">1</text:span><text:span text:style-name="T10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</text:p>
          </draw:text-box>
        </draw:frame>
        <draw:frame presentation:style-name="pr5" draw:text-style-name="P18" draw:layer="layout" svg:width="25.199cm" svg:height="15.215cm" svg:x="1.4cm" svg:y="4.343cm" presentation:class="outline" presentation:user-transformed="true">
          <draw:text-box>
            <text:p text:style-name="P13"><text:span text:style-name="T13">&gt;&gt;&gt;</text:span><text:span text:style-name="T14"> a </text:span><text:span text:style-name="T13">=</text:span><text:span text:style-name="T14"> [</text:span><text:span text:style-name="T15">"text"</text:span><text:span text:style-name="T14">, </text:span><text:span text:style-name="T16">1</text:span><text:span text:style-name="T14">, </text:span><text:span text:style-name="T16">0xFF</text:span><text:span text:style-name="T14">, </text:span><text:span text:style-name="T17">sum</text:span><text:span text:style-name="T14">]</text:span></text:p>
            <text:p text:style-name="P13"><text:span text:style-name="T13">&gt;&gt;&gt;</text:span><text:span text:style-name="T14"> a[</text:span><text:span text:style-name="T16">0</text:span><text:span text:style-name="T14">] </text:span><text:span text:style-name="T13">*</text:span><text:span text:style-name="T14"> </text:span><text:span text:style-name="T16">3</text:span></text:p>
            <text:p text:style-name="P14"><text:span text:style-name="T18">'texttexttext'</text:span></text:p>
            <text:p text:style-name="P13"><text:span text:style-name="T13">&gt;&gt;&gt;</text:span><text:span text:style-name="T14"> a[</text:span><text:span text:style-name="T16">3</text:span><text:span text:style-name="T14">]([a[</text:span><text:span text:style-name="T16">1</text:span><text:span text:style-name="T14">], a[</text:span><text:span text:style-name="T16">1</text:span><text:span text:style-name="T14">], a[</text:span><text:span text:style-name="T16">1</text:span><text:span text:style-name="T14">]])</text:span></text:p>
            <text:p text:style-name="P15"><text:span text:style-name="T18">3</text:span></text:p>
            <text:p text:style-name="P13"><text:span text:style-name="T13">&gt;&gt;&gt;</text:span><text:span text:style-name="T14"> a[</text:span><text:span text:style-name="T16">2</text:span><text:span text:style-name="T14">]</text:span></text:p>
            <text:p text:style-name="P15"><text:span text:style-name="T18">255</text:span></text:p>
            <text:p text:style-name="P13"><text:span text:style-name="T13">&gt;&gt;&gt;</text:span><text:span text:style-name="T14"> a</text:span><text:span text:style-name="T13">.</text:span><text:span text:style-name="T14">append(</text:span><text:span text:style-name="T17">True</text:span><text:span text:style-name="T14">)</text:span></text:p>
            <text:p text:style-name="P13"><text:span text:style-name="T13">&gt;&gt;&gt;</text:span><text:span text:style-name="T14"> a</text:span><text:span text:style-name="T13">.</text:span><text:span text:style-name="T14">insert(</text:span><text:span text:style-name="T16">0</text:span><text:span text:style-name="T14">, </text:span><text:span text:style-name="T17">False</text:span><text:span text:style-name="T14">)</text:span></text:p>
            <text:p text:style-name="P13"><text:span text:style-name="T13">&gt;&gt;&gt;</text:span><text:span text:style-name="T14"> a</text:span></text:p>
            <text:p text:style-name="P13"><text:span text:style-name="T14">[</text:span><text:span text:style-name="T17">False</text:span><text:span text:style-name="T14">, </text:span><text:span text:style-name="T15">'text'</text:span><text:span text:style-name="T14">, </text:span><text:span text:style-name="T16">1</text:span><text:span text:style-name="T14">, </text:span><text:span text:style-name="T16">255</text:span><text:span text:style-name="T14">, </text:span><text:span text:style-name="T13">&lt;</text:span><text:span text:style-name="T14">built</text:span><text:span text:style-name="T13">-</text:span><text:span text:style-name="T19">in</text:span><text:span text:style-name="T14"> function </text:span><text:span text:style-name="T17">sum</text:span><text:span text:style-name="T13">&gt;</text:span><text:span text:style-name="T14">, </text:span><text:span text:style-name="T17">True</text:span><text:span text:style-name="T14">]</text:span></text:p>
            <text:p text:style-name="P13"><text:span text:style-name="T13">&gt;&gt;&gt;</text:span><text:span text:style-name="T14"> </text:span><text:span text:style-name="T17">dir</text:span><text:span text:style-name="T14">(a)</text:span></text:p>
            <text:p text:style-name="P13"><text:span text:style-name="T14">[</text:span><text:span text:style-name="T13">...</text:span><text:span text:style-name="T14">,</text:span></text:p>
            <text:p text:style-name="P16"><text:span text:style-name="T20"><text:s/></text:span><text:span text:style-name="T15">'append'</text:span><text:span text:style-name="T14">, </text:span><text:span text:style-name="T15">'count'</text:span><text:span text:style-name="T14">, </text:span><text:span text:style-name="T15">'extend'</text:span><text:span text:style-name="T14">, </text:span><text:span text:style-name="T15">'index'</text:span><text:span text:style-name="T14">, </text:span><text:span text:style-name="T15">'insert'</text:span><text:span text:style-name="T14">,</text:span></text:p>
            <text:p text:style-name="P16"><text:span text:style-name="T20"><text:s/></text:span><text:span text:style-name="T15">'pop'</text:span><text:span text:style-name="T14">, </text:span><text:span text:style-name="T15">'remove'</text:span><text:span text:style-name="T14">, </text:span><text:span text:style-name="T15">'reverse'</text:span><text:span text:style-name="T14">, </text:span><text:span text:style-name="T15">'sort'</text:span><text:span text:style-name="T14">]</text:span></text:p>
            <text:p text:style-name="P17"><text:span text:style-name="T13">&gt;&gt;&gt;</text:span><text:span text:style-name="T14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</text:p>
          </draw:text-box>
        </draw:frame>
        <draw:frame presentation:style-name="pr5" draw:text-style-name="P24" draw:layer="layout" svg:width="25.199cm" svg:height="16.764cm" svg:x="1.4cm" svg:y="3.81cm" presentation:class="outline" presentation:user-transformed="true">
          <draw:text-box>
            <text:p text:style-name="P19"><text:span text:style-name="T21">&gt;&gt;&gt;</text:span><text:span text:style-name="T22"> a </text:span><text:span text:style-name="T21">=</text:span><text:span text:style-name="T22"> </text:span><text:span text:style-name="T23">set</text:span><text:span text:style-name="T22">([</text:span><text:span text:style-name="T24">1</text:span><text:span text:style-name="T22">, </text:span><text:span text:style-name="T24">1</text:span><text:span text:style-name="T22">, </text:span><text:span text:style-name="T24">2</text:span><text:span text:style-name="T22">, </text:span><text:span text:style-name="T24">3</text:span><text:span text:style-name="T22">])</text:span></text:p>
            <text:p text:style-name="P19"><text:span text:style-name="T21">&gt;&gt;&gt;</text:span><text:span text:style-name="T22"> a</text:span></text:p>
            <text:p text:style-name="P19"><text:span text:style-name="T23">set</text:span><text:span text:style-name="T22">([</text:span><text:span text:style-name="T24">1</text:span><text:span text:style-name="T22">, </text:span><text:span text:style-name="T24">2</text:span><text:span text:style-name="T22">, </text:span><text:span text:style-name="T24">3</text:span><text:span text:style-name="T22">])</text:span></text:p>
            <text:p text:style-name="P19"><text:span text:style-name="T21">&gt;&gt;&gt;</text:span><text:span text:style-name="T22"> b </text:span><text:span text:style-name="T21">=</text:span><text:span text:style-name="T22"> {</text:span><text:span text:style-name="T24">2</text:span><text:span text:style-name="T22">, </text:span><text:span text:style-name="T24">4</text:span><text:span text:style-name="T22">, </text:span><text:span text:style-name="T21">-</text:span><text:span text:style-name="T24">1</text:span><text:span text:style-name="T22">, </text:span><text:span text:style-name="T24">0</text:span><text:span text:style-name="T22">}</text:span></text:p>
            <text:p text:style-name="P19"><text:span text:style-name="T21">&gt;&gt;&gt;</text:span><text:span text:style-name="T22"> b</text:span></text:p>
            <text:p text:style-name="P19"><text:span text:style-name="T23">set</text:span><text:span text:style-name="T22">([</text:span><text:span text:style-name="T24">0</text:span><text:span text:style-name="T22">, </text:span><text:span text:style-name="T24">2</text:span><text:span text:style-name="T22">, </text:span><text:span text:style-name="T24">4</text:span><text:span text:style-name="T22">, </text:span><text:span text:style-name="T21">-</text:span><text:span text:style-name="T24">1</text:span><text:span text:style-name="T22">])</text:span></text:p>
            <text:p text:style-name="P19"><text:span text:style-name="T21">&gt;&gt;&gt;</text:span><text:span text:style-name="T22"> help(</text:span><text:span text:style-name="T23">set</text:span><text:span text:style-name="T21">.</text:span><text:span text:style-name="T22">union)</text:span></text:p>
            <text:p text:style-name="P20"><text:span text:style-name="T25">Help on method_descriptor:</text:span></text:p>
            <text:p text:style-name="P19"><text:span text:style-name="T22">union(</text:span><text:span text:style-name="T21">...</text:span><text:span text:style-name="T22">)</text:span></text:p>
            <text:p text:style-name="P21"><text:span text:style-name="T26"><text:s text:c="4"/></text:span><text:span text:style-name="T22">Return the union of sets </text:span><text:span text:style-name="T27">as</text:span><text:span text:style-name="T22"> a new </text:span><text:span text:style-name="T23">set</text:span><text:span text:style-name="T21">.</text:span></text:p>
            <text:p text:style-name="P22"><text:span text:style-name="T25"><text:s text:c="4"/></text:span></text:p>
            <text:p text:style-name="P21"><text:span text:style-name="T26"><text:s text:c="4"/></text:span><text:span text:style-name="T22">(i</text:span><text:span text:style-name="T21">.</text:span><text:span text:style-name="T22">e</text:span><text:span text:style-name="T21">.</text:span><text:span text:style-name="T22"> </text:span><text:span text:style-name="T23">all</text:span><text:span text:style-name="T22"> elements that are </text:span><text:span text:style-name="T27">in</text:span><text:span text:style-name="T22"> either </text:span><text:span text:style-name="T23">set</text:span><text:span text:style-name="T21">.</text:span><text:span text:style-name="T22">)</text:span></text:p>
            <text:p text:style-name="P20"><text:span text:style-name="T25">(END)</text:span></text:p>
            <text:p text:style-name="P19"><text:span text:style-name="T21">&gt;&gt;&gt;</text:span><text:span text:style-name="T22"> a</text:span><text:span text:style-name="T21">.</text:span><text:span text:style-name="T22">union(b)</text:span></text:p>
            <text:p text:style-name="P19"><text:span text:style-name="T23">set</text:span><text:span text:style-name="T22">([</text:span><text:span text:style-name="T24">0</text:span><text:span text:style-name="T22">, </text:span><text:span text:style-name="T24">1</text:span><text:span text:style-name="T22">, </text:span><text:span text:style-name="T24">2</text:span><text:span text:style-name="T22">, </text:span><text:span text:style-name="T24">3</text:span><text:span text:style-name="T22">, </text:span><text:span text:style-name="T24">4</text:span><text:span text:style-name="T22">, </text:span><text:span text:style-name="T21">-</text:span><text:span text:style-name="T24">1</text:span><text:span text:style-name="T22">])</text:span></text:p>
            <text:p text:style-name="P19"><text:span text:style-name="T21">&gt;&gt;&gt;</text:span><text:span text:style-name="T22"> a</text:span><text:span text:style-name="T21">.</text:span><text:span text:style-name="T22">intersection(b)</text:span></text:p>
            <text:p text:style-name="P19"><text:span text:style-name="T23">set</text:span><text:span text:style-name="T22">([</text:span><text:span text:style-name="T24">2</text:span><text:span text:style-name="T22">])</text:span></text:p>
            <text:p text:style-name="P19"><text:span text:style-name="T21">&gt;&gt;&gt;</text:span><text:span text:style-name="T22"> b</text:span><text:span text:style-name="T21">.</text:span><text:span text:style-name="T22">difference(a)</text:span></text:p>
            <text:p text:style-name="P19"><text:span text:style-name="T23">set</text:span><text:span text:style-name="T22">([</text:span><text:span text:style-name="T24">0</text:span><text:span text:style-name="T22">, </text:span><text:span text:style-name="T24">4</text:span><text:span text:style-name="T22">, </text:span><text:span text:style-name="T21">-</text:span><text:span text:style-name="T24">1</text:span><text:span text:style-name="T22">])</text:span></text:p>
            <text:p text:style-name="P23"><text:span text:style-name="T25">&gt;&gt;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ct</text:p>
          </draw:text-box>
        </draw:frame>
        <draw:frame presentation:style-name="pr5" draw:text-style-name="P8" draw:layer="layout" svg:width="25.199cm" svg:height="14.644cm" svg:x="1.4cm" svg:y="4.914cm" presentation:class="outline" presentation:user-transformed="true">
          <draw:text-box>
            <text:p text:style-name="P3"><text:span text:style-name="T1">&gt;&gt;&gt;</text:span><text:span text:style-name="T2"> a </text:span><text:span text:style-name="T1">=</text:span><text:span text:style-name="T2"> </text:span><text:span text:style-name="T6">dict</text:span><text:span text:style-name="T2">()</text:span></text:p>
            <text:p text:style-name="P3"><text:span text:style-name="T1">&gt;&gt;&gt;</text:span><text:span text:style-name="T2"> b </text:span><text:span text:style-name="T1">=</text:span><text:span text:style-name="T2"> {</text:span><text:span text:style-name="T3">1</text:span><text:span text:style-name="T2">: </text:span><text:span text:style-name="T7">"a"</text:span><text:span text:style-name="T2">, </text:span><text:span text:style-name="T3">2</text:span><text:span text:style-name="T2">: </text:span><text:span text:style-name="T7">"b"</text:span><text:span text:style-name="T2">}</text:span></text:p>
            <text:p text:style-name="P3"><text:span text:style-name="T1">&gt;&gt;&gt;</text:span><text:span text:style-name="T2"> b</text:span><text:span text:style-name="T1">.</text:span><text:span text:style-name="T2">keys()</text:span></text:p>
            <text:p text:style-name="P3"><text:span text:style-name="T2">[</text:span><text:span text:style-name="T3">1</text:span><text:span text:style-name="T2">, </text:span><text:span text:style-name="T3">2</text:span><text:span text:style-name="T2">]</text:span></text:p>
            <text:p text:style-name="P3"><text:span text:style-name="T1">&gt;&gt;&gt;</text:span><text:span text:style-name="T2"> a[_[</text:span><text:span text:style-name="T3">0</text:span><text:span text:style-name="T2">]] </text:span><text:span text:style-name="T1">=</text:span><text:span text:style-name="T2"> b[</text:span><text:span text:style-name="T3">2</text:span><text:span text:style-name="T2">]</text:span></text:p>
            <text:p text:style-name="P3"><text:span text:style-name="T1">&gt;&gt;&gt;</text:span><text:span text:style-name="T2"> a</text:span></text:p>
            <text:p text:style-name="P3"><text:span text:style-name="T2">{</text:span><text:span text:style-name="T3">1</text:span><text:span text:style-name="T2">: </text:span><text:span text:style-name="T7">'b'</text:span><text:span text:style-name="T2">}</text:span></text:p>
            <text:p text:style-name="P3"><text:span text:style-name="T1">&gt;&gt;&gt;</text:span><text:span text:style-name="T2"> a</text:span><text:span text:style-name="T1">.</text:span><text:span text:style-name="T2">update({</text:span><text:span text:style-name="T6">True</text:span><text:span text:style-name="T2">: </text:span><text:span text:style-name="T6">False</text:span><text:span text:style-name="T2">, </text:span><text:span text:style-name="T6">False</text:span><text:span text:style-name="T2">: </text:span><text:span text:style-name="T6">True</text:span><text:span text:style-name="T2">})</text:span></text:p>
            <text:p text:style-name="P3"><text:span text:style-name="T1">&gt;&gt;&gt;</text:span><text:span text:style-name="T2"> a</text:span></text:p>
            <text:p text:style-name="P3"><text:span text:style-name="T2">{</text:span><text:span text:style-name="T6">False</text:span><text:span text:style-name="T2">: </text:span><text:span text:style-name="T6">True</text:span><text:span text:style-name="T2">, </text:span><text:span text:style-name="T3">1</text:span><text:span text:style-name="T2">: </text:span><text:span text:style-name="T6">False</text:span><text:span text:style-name="T2">}</text:span></text:p>
            <text:p text:style-name="P3"><text:span text:style-name="T1">&gt;&gt;&gt;</text:span><text:span text:style-name="T2"> </text:span><text:span text:style-name="T6">hash</text:span><text:span text:style-name="T2">(</text:span><text:span text:style-name="T3">1</text:span><text:span text:style-name="T2">), </text:span><text:span text:style-name="T6">hash</text:span><text:span text:style-name="T2">(</text:span><text:span text:style-name="T6">True</text:span><text:span text:style-name="T2">)</text:span></text:p>
            <text:p text:style-name="P3"><text:span text:style-name="T2">(</text:span><text:span text:style-name="T3">1</text:span><text:span text:style-name="T2">, </text:span><text:span text:style-name="T3">1</text:span><text:span text:style-name="T2">)</text:span></text:p>
            <text:p text:style-name="P3"><text:span text:style-name="T1">&gt;&gt;&gt;</text:span><text:span text:style-name="T2"> a</text:span><text:span text:style-name="T1">.</text:span><text:span text:style-name="T2">pop(</text:span><text:span text:style-name="T6">True</text:span><text:span text:style-name="T2">)</text:span></text:p>
            <text:p text:style-name="P5"><text:span text:style-name="T4">False</text:span></text:p>
            <text:p text:style-name="P3"><text:span text:style-name="T1">&gt;&gt;&gt;</text:span><text:span text:style-name="T2"> a</text:span></text:p>
            <text:p text:style-name="P3"><text:span text:style-name="T2">{</text:span><text:span text:style-name="T6">False</text:span><text:span text:style-name="T2">: </text:span><text:span text:style-name="T6">True</text:span><text:span text:style-name="T2">}</text:span></text:p>
            <text:p text:style-name="P25"><text:span text:style-name="T4">&gt;&gt;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rucțiuni condiționale</text:p>
          </draw:text-box>
        </draw:frame>
        <draw:frame presentation:style-name="pr5" draw:text-style-name="P31" draw:layer="layout" svg:width="25.199cm" svg:height="14.898cm" svg:x="1.4cm" svg:y="4.914cm" presentation:class="outline" presentation:user-transformed="true">
          <draw:text-box>
            <text:p text:style-name="P26"><text:span text:style-name="T28">&gt;&gt;&gt;</text:span><text:span text:style-name="T29"> a </text:span><text:span text:style-name="T28">=</text:span><text:span text:style-name="T29"> </text:span><text:span text:style-name="T30">3</text:span></text:p>
            <text:p text:style-name="P26"><text:span text:style-name="T28">&gt;&gt;&gt;</text:span><text:span text:style-name="T29"> </text:span><text:span text:style-name="T31">if</text:span><text:span text:style-name="T29"> a </text:span><text:span text:style-name="T28">==</text:span><text:span text:style-name="T29"> </text:span><text:span text:style-name="T30">3</text:span><text:span text:style-name="T29">:</text:span></text:p>
            <text:p text:style-name="P26"><text:span text:style-name="T28">...</text:span><text:span text:style-name="T29"> <text:s text:c="9"/></text:span><text:span text:style-name="T31">print</text:span><text:span text:style-name="T29"> </text:span><text:span text:style-name="T30">1</text:span></text:p>
            <text:p text:style-name="P26"><text:span text:style-name="T28">...</text:span><text:span text:style-name="T29"> <text:s text:c="5"/></text:span><text:span text:style-name="T31">elif</text:span><text:span text:style-name="T29"> a </text:span><text:span text:style-name="T31">in</text:span><text:span text:style-name="T29"> (</text:span><text:span text:style-name="T30">4</text:span><text:span text:style-name="T29">, </text:span><text:span text:style-name="T30">5</text:span><text:span text:style-name="T29">):</text:span></text:p>
            <text:p text:style-name="P26"><text:span text:style-name="T28">...</text:span><text:span text:style-name="T29"> <text:s text:c="9"/></text:span><text:span text:style-name="T31">print</text:span><text:span text:style-name="T29"> </text:span><text:span text:style-name="T30">2</text:span></text:p>
            <text:p text:style-name="P26"><text:span text:style-name="T28">...</text:span><text:span text:style-name="T29"> <text:s text:c="5"/></text:span><text:span text:style-name="T31">else</text:span><text:span text:style-name="T29">:</text:span></text:p>
            <text:p text:style-name="P26"><text:span text:style-name="T28">...</text:span><text:span text:style-name="T29"> <text:s text:c="9"/></text:span><text:span text:style-name="T31">print</text:span><text:span text:style-name="T29"> </text:span><text:span text:style-name="T30">3</text:span></text:p>
            <text:p text:style-name="P26"><text:span text:style-name="T28">...</text:span><text:span text:style-name="T29"> </text:span></text:p>
            <text:p text:style-name="P27"><text:span text:style-name="T32">1</text:span></text:p>
            <text:p text:style-name="P26"><text:span text:style-name="T28">&gt;&gt;&gt;</text:span><text:span text:style-name="T29"> b </text:span><text:span text:style-name="T28">=</text:span><text:span text:style-name="T29"> </text:span><text:span text:style-name="T33">"impar"</text:span><text:span text:style-name="T29"> </text:span><text:span text:style-name="T31">if</text:span><text:span text:style-name="T29"> a </text:span><text:span text:style-name="T28">%</text:span><text:span text:style-name="T29"> </text:span><text:span text:style-name="T30">2</text:span><text:span text:style-name="T29"> </text:span><text:span text:style-name="T31">else</text:span><text:span text:style-name="T29"> </text:span><text:span text:style-name="T33">"par"</text:span></text:p>
            <text:p text:style-name="P26"><text:span text:style-name="T28">&gt;&gt;&gt;</text:span><text:span text:style-name="T29"> </text:span><text:span text:style-name="T31">print</text:span><text:span text:style-name="T29"> b</text:span></text:p>
            <text:p text:style-name="P28"><text:span text:style-name="T32">impar</text:span></text:p>
            <text:p text:style-name="P26"><text:span text:style-name="T28">&gt;&gt;&gt;</text:span><text:span text:style-name="T29"> </text:span><text:span text:style-name="T31">if</text:span><text:span text:style-name="T29"> </text:span><text:span text:style-name="T34">True</text:span><text:span text:style-name="T29"> </text:span><text:span text:style-name="T31">and</text:span><text:span text:style-name="T29"> (</text:span><text:span text:style-name="T34">any</text:span><text:span text:style-name="T29">([</text:span><text:span text:style-name="T34">False</text:span><text:span text:style-name="T29">, </text:span><text:span text:style-name="T30">0</text:span><text:span text:style-name="T29">, </text:span><text:span text:style-name="T34">None</text:span><text:span text:style-name="T29">, </text:span><text:span text:style-name="T30">1</text:span><text:span text:style-name="T29">]) </text:span><text:span text:style-name="T31">or</text:span><text:span text:style-name="T29"> </text:span><text:span text:style-name="T30">0</text:span><text:span text:style-name="T29">):</text:span></text:p>
            <text:p text:style-name="P26"><text:span text:style-name="T28">...</text:span><text:span text:style-name="T29"> <text:s text:c="9"/></text:span><text:span text:style-name="T31">print</text:span><text:span text:style-name="T29"> </text:span><text:span text:style-name="T34">all</text:span><text:span text:style-name="T29">([</text:span><text:span text:style-name="T30">1</text:span><text:span text:style-name="T29">, </text:span><text:span text:style-name="T30">2</text:span><text:span text:style-name="T29">, </text:span><text:span text:style-name="T30">3</text:span><text:span text:style-name="T29">, </text:span><text:span text:style-name="T34">False</text:span><text:span text:style-name="T29">])</text:span></text:p>
            <text:p text:style-name="P26"><text:span text:style-name="T28">...</text:span><text:span text:style-name="T29"> </text:span></text:p>
            <text:p text:style-name="P29"><text:span text:style-name="T32">False</text:span></text:p>
            <text:p text:style-name="P30"><text:span text:style-name="T32">&gt;&gt;&gt;</text:span></text:p>
            <text:p><text:span text:style-name="T35">* Nu exista swit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cțiuni repetitive</text:p>
          </draw:text-box>
        </draw:frame>
        <draw:frame presentation:style-name="pr5" draw:text-style-name="P33" draw:layer="layout" svg:width="12.297cm" svg:height="13.374cm" svg:x="1.4cm" svg:y="4.914cm" presentation:class="outline" presentation:user-transformed="true">
          <draw:text-box>
            <text:p text:style-name="P32"><text:span text:style-name="T36">&gt;&gt;&gt;</text:span><text:span text:style-name="T37"> a </text:span><text:span text:style-name="T36">=</text:span><text:span text:style-name="T37"> </text:span><text:span text:style-name="T38">range</text:span><text:span text:style-name="T37">(</text:span><text:span text:style-name="T39">10</text:span><text:span text:style-name="T37">)</text:span></text:p>
            <text:p text:style-name="P32"><text:span text:style-name="T36">&gt;&gt;&gt;</text:span><text:span text:style-name="T37"> a</text:span></text:p>
            <text:p text:style-name="P32"><text:span text:style-name="T37">[</text:span><text:span text:style-name="T39">0</text:span><text:span text:style-name="T37">, </text:span><text:span text:style-name="T39">1</text:span><text:span text:style-name="T37">, </text:span><text:span text:style-name="T39">2</text:span><text:span text:style-name="T37">, </text:span><text:span text:style-name="T39">3</text:span><text:span text:style-name="T37">, </text:span><text:span text:style-name="T39">4</text:span><text:span text:style-name="T37">, </text:span><text:span text:style-name="T39">5</text:span><text:span text:style-name="T37">, </text:span><text:span text:style-name="T39">6</text:span><text:span text:style-name="T37">, </text:span><text:span text:style-name="T39">7</text:span><text:span text:style-name="T37">, </text:span><text:span text:style-name="T39">8</text:span><text:span text:style-name="T37">, </text:span><text:span text:style-name="T39">9</text:span><text:span text:style-name="T37">]</text:span></text:p>
            <text:p text:style-name="P32"><text:span text:style-name="T36">&gt;&gt;&gt;</text:span><text:span text:style-name="T37"> pare </text:span><text:span text:style-name="T36">=</text:span><text:span text:style-name="T37"> </text:span><text:span text:style-name="T38">list</text:span><text:span text:style-name="T37">()</text:span></text:p>
            <text:p text:style-name="P32"><text:span text:style-name="T36">&gt;&gt;&gt;</text:span><text:span text:style-name="T37"> </text:span><text:span text:style-name="T40">for</text:span><text:span text:style-name="T37"> i </text:span><text:span text:style-name="T40">in</text:span><text:span text:style-name="T37"> a:</text:span></text:p>
            <text:p text:style-name="P32"><text:span text:style-name="T36">...</text:span><text:span text:style-name="T37"> <text:s text:c="9"/></text:span><text:span text:style-name="T40">if</text:span><text:span text:style-name="T37"> </text:span><text:span text:style-name="T40">not</text:span><text:span text:style-name="T37"> i </text:span><text:span text:style-name="T36">%</text:span><text:span text:style-name="T37"> </text:span><text:span text:style-name="T39">2</text:span><text:span text:style-name="T37">:</text:span></text:p>
            <text:p text:style-name="P32"><text:span text:style-name="T36">...</text:span><text:span text:style-name="T37"> <text:s text:c="13"/>pare</text:span><text:span text:style-name="T36">.</text:span><text:span text:style-name="T37">append(i)</text:span></text:p>
            <text:p text:style-name="P32"><text:span text:style-name="T36">...</text:span><text:span text:style-name="T37"> </text:span></text:p>
            <text:p text:style-name="P32"><text:span text:style-name="T36">&gt;&gt;&gt;</text:span><text:span text:style-name="T37"> pare</text:span></text:p>
            <text:p text:style-name="P32"><text:span text:style-name="T37">[</text:span><text:span text:style-name="T39">0</text:span><text:span text:style-name="T37">, </text:span><text:span text:style-name="T39">2</text:span><text:span text:style-name="T37">, </text:span><text:span text:style-name="T39">4</text:span><text:span text:style-name="T37">, </text:span><text:span text:style-name="T39">6</text:span><text:span text:style-name="T37">, </text:span><text:span text:style-name="T39">8</text:span><text:span text:style-name="T37">]</text:span></text:p>
          </draw:text-box>
        </draw:frame>
        <draw:frame presentation:style-name="pr6" draw:layer="layout" svg:width="13.716cm" svg:height="11.596cm" svg:x="13.762cm" svg:y="4.914cm" presentation:class="outline" presentation:user-transformed="true">
          <draw:text-box>
            <text:p text:style-name="P34"><text:span text:style-name="T36">&gt;&gt;&gt;</text:span><text:span text:style-name="T37"> total </text:span><text:span text:style-name="T36">=</text:span><text:span text:style-name="T37"> </text:span><text:span text:style-name="T39">0</text:span></text:p>
            <text:p text:style-name="P34"><text:span text:style-name="T36">&gt;&gt;&gt;</text:span><text:span text:style-name="T37"> </text:span><text:span text:style-name="T40">while</text:span><text:span text:style-name="T37"> pare:</text:span></text:p>
            <text:p text:style-name="P34"><text:span text:style-name="T36">...</text:span><text:span text:style-name="T37"> <text:s text:c="9"/>total </text:span><text:span text:style-name="T36">+=</text:span><text:span text:style-name="T37"> pare</text:span><text:span text:style-name="T36">.</text:span><text:span text:style-name="T37">pop()</text:span></text:p>
            <text:p text:style-name="P34"><text:span text:style-name="T36">...</text:span><text:span text:style-name="T37"> </text:span></text:p>
            <text:p text:style-name="P34"><text:span text:style-name="T36">&gt;&gt;&gt;</text:span><text:span text:style-name="T37"> total</text:span></text:p>
            <text:p text:style-name="P34"><text:span text:style-name="T41">20</text:span></text:p>
            <text:p text:style-name="P34"><text:span text:style-name="T36">&gt;&gt;&gt;</text:span><text:span text:style-name="T37"> </text:span><text:span text:style-name="T38">sum</text:span><text:span text:style-name="T37">([i </text:span><text:span text:style-name="T40">for</text:span><text:span text:style-name="T37"> i </text:span><text:span text:style-name="T40">in</text:span><text:span text:style-name="T37"> a </text:span><text:span text:style-name="T40">if</text:span><text:span text:style-name="T37"> i </text:span><text:span text:style-name="T36">%</text:span><text:span text:style-name="T37"> </text:span><text:span text:style-name="T39">2</text:span><text:span text:style-name="T37"> </text:span><text:span text:style-name="T36">==</text:span><text:span text:style-name="T37"> </text:span><text:span text:style-name="T39">0</text:span><text:span text:style-name="T37">])</text:span></text:p>
            <text:p text:style-name="P34"><text:span text:style-name="T41">20</text:span></text:p>
            <text:p><text:span text:style-name="T36">&gt;&gt;&gt;</text:span></text:p>
          </draw:text-box>
        </draw:frame>
        <draw:frame presentation:style-name="pr6" draw:text-style-name="P2" draw:layer="layout" svg:width="25.199cm" svg:height="1.27cm" svg:x="1.471cm" svg:y="19.05cm" presentation:class="outline" presentation:user-transformed="true">
          <draw:text-box>
            <text:list text:style-name="L2">
              <text:list-header>
                <text:p text:style-name="P2"><text:span text:style-name="T35">* Nu exista do-whil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ții</text:p>
          </draw:text-box>
        </draw:frame>
        <draw:frame presentation:style-name="pr5" draw:text-style-name="P38" draw:layer="layout" svg:width="25.199cm" svg:height="14.898cm" svg:x="1.4cm" svg:y="4.914cm" presentation:class="outline" presentation:user-transformed="true">
          <draw:text-box>
            <text:p text:style-name="P35"><text:span text:style-name="T42">&gt;&gt;&gt;</text:span><text:span text:style-name="T43"> </text:span><text:span text:style-name="T44">def</text:span><text:span text:style-name="T43"> </text:span><text:span text:style-name="T45">func</text:span><text:span text:style-name="T43">(nr):</text:span></text:p>
            <text:p text:style-name="P35"><text:span text:style-name="T42">...</text:span><text:span text:style-name="T43"> <text:s text:c="9"/></text:span><text:span text:style-name="T44">return</text:span><text:span text:style-name="T43"> func(nr </text:span><text:span text:style-name="T42">-</text:span><text:span text:style-name="T43"> </text:span><text:span text:style-name="T46">1</text:span><text:span text:style-name="T43">) </text:span><text:span text:style-name="T42">*</text:span><text:span text:style-name="T43"> nr </text:span><text:span text:style-name="T44">if</text:span><text:span text:style-name="T43"> nr </text:span><text:span text:style-name="T42">&gt;</text:span><text:span text:style-name="T43"> </text:span><text:span text:style-name="T46">1</text:span><text:span text:style-name="T43"> </text:span><text:span text:style-name="T44">else</text:span><text:span text:style-name="T43"> </text:span><text:span text:style-name="T46">1</text:span></text:p>
            <text:p text:style-name="P35"><text:span text:style-name="T42">...</text:span><text:span text:style-name="T43"> </text:span></text:p>
            <text:p text:style-name="P35"><text:span text:style-name="T42">&gt;&gt;&gt;</text:span><text:span text:style-name="T43"> func(</text:span><text:span text:style-name="T46">4</text:span><text:span text:style-name="T43">)</text:span></text:p>
            <text:p text:style-name="P36"><text:span text:style-name="T47">24</text:span></text:p>
            <text:p text:style-name="P35"><text:span text:style-name="T42">&gt;&gt;&gt;</text:span><text:span text:style-name="T43"> </text:span><text:span text:style-name="T44">def</text:span><text:span text:style-name="T43"> </text:span><text:span text:style-name="T45">func2</text:span><text:span text:style-name="T43">(nr):</text:span></text:p>
            <text:p text:style-name="P35"><text:span text:style-name="T42">...</text:span><text:span text:style-name="T43"> <text:s text:c="9"/></text:span><text:span text:style-name="T44">return</text:span><text:span text:style-name="T43"> func(nr) </text:span><text:span text:style-name="T42">/</text:span><text:span text:style-name="T43"> (func(func2</text:span><text:span text:style-name="T42">.</text:span><text:span text:style-name="T43">k) </text:span><text:span text:style-name="T42">*</text:span><text:span text:style-name="T43"> func(nr </text:span><text:span text:style-name="T42">-</text:span><text:span text:style-name="T43"> func2</text:span><text:span text:style-name="T42">.</text:span><text:span text:style-name="T43">k)) </text:span></text:p>
            <text:p text:style-name="P35"><text:span text:style-name="T42">...</text:span><text:span text:style-name="T43"> </text:span></text:p>
            <text:p text:style-name="P35"><text:span text:style-name="T42">&gt;&gt;&gt;</text:span><text:span text:style-name="T43"> func2</text:span><text:span text:style-name="T42">.</text:span><text:span text:style-name="T43">k </text:span><text:span text:style-name="T42">=</text:span><text:span text:style-name="T43"> </text:span><text:span text:style-name="T46">2</text:span></text:p>
            <text:p text:style-name="P35"><text:span text:style-name="T42">&gt;&gt;&gt;</text:span><text:span text:style-name="T43"> func2(</text:span><text:span text:style-name="T46">3</text:span><text:span text:style-name="T43">)</text:span></text:p>
            <text:p text:style-name="P36"><text:span text:style-name="T47">3</text:span></text:p>
            <text:p text:style-name="P35"><text:span text:style-name="T42">&gt;&gt;&gt;</text:span><text:span text:style-name="T43"> func2(</text:span><text:span text:style-name="T46">4</text:span><text:span text:style-name="T43">)</text:span></text:p>
            <text:p text:style-name="P36"><text:span text:style-name="T47">6</text:span></text:p>
            <text:p text:style-name="P35"><text:span text:style-name="T42">&gt;&gt;&gt;</text:span><text:span text:style-name="T43"> func3 </text:span><text:span text:style-name="T42">=</text:span><text:span text:style-name="T43"> </text:span><text:span text:style-name="T44">lambda</text:span><text:span text:style-name="T43"> arg: arg </text:span><text:span text:style-name="T42">**</text:span><text:span text:style-name="T43"> (</text:span><text:span text:style-name="T46">2</text:span><text:span text:style-name="T43"> </text:span><text:span text:style-name="T44">if</text:span><text:span text:style-name="T43"> arg </text:span><text:span text:style-name="T42">%</text:span><text:span text:style-name="T43"> </text:span><text:span text:style-name="T46">2</text:span><text:span text:style-name="T43"> </text:span><text:span text:style-name="T44">else</text:span><text:span text:style-name="T43"> </text:span><text:span text:style-name="T46">3</text:span><text:span text:style-name="T43">)</text:span></text:p>
            <text:p text:style-name="P35"><text:span text:style-name="T42">&gt;&gt;&gt;</text:span><text:span text:style-name="T43"> func3(</text:span><text:span text:style-name="T46">2</text:span><text:span text:style-name="T43">)</text:span></text:p>
            <text:p text:style-name="P36"><text:span text:style-name="T47">8</text:span></text:p>
            <text:p text:style-name="P35"><text:span text:style-name="T42">&gt;&gt;&gt;</text:span><text:span text:style-name="T43"> func3(</text:span><text:span text:style-name="T46">3</text:span><text:span text:style-name="T43">)</text:span></text:p>
            <text:p text:style-name="P36"><text:span text:style-name="T47">9</text:span></text:p>
            <text:p text:style-name="P37"><text:span text:style-name="T42">&gt;&gt;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ții (2)</text:p>
          </draw:text-box>
        </draw:frame>
        <draw:frame presentation:style-name="pr5" draw:text-style-name="P41" draw:layer="layout" svg:width="12.297cm" svg:height="12.179cm" svg:x="1.4cm" svg:y="4.914cm" presentation:class="outline">
          <draw:text-box>
            <text:p text:style-name="P39"><text:span text:style-name="T48">&gt;&gt;&gt;</text:span><text:span text:style-name="T49"> </text:span><text:span text:style-name="T50">def</text:span><text:span text:style-name="T49"> </text:span><text:span text:style-name="T51">func4</text:span><text:span text:style-name="T49">(a, b, c</text:span><text:span text:style-name="T48">=</text:span><text:span text:style-name="T52">2</text:span><text:span text:style-name="T49">):</text:span></text:p>
            <text:p text:style-name="P39"><text:span text:style-name="T48">...</text:span><text:span text:style-name="T49"> <text:s text:c="5"/></text:span><text:span text:style-name="T50">if</text:span><text:span text:style-name="T49"> a </text:span><text:span text:style-name="T50">or</text:span><text:span text:style-name="T49"> b:</text:span></text:p>
            <text:p text:style-name="P39"><text:span text:style-name="T48">...</text:span><text:span text:style-name="T49"> <text:s text:c="9"/></text:span><text:span text:style-name="T50">return</text:span><text:span text:style-name="T49"> c </text:span><text:span text:style-name="T48">*</text:span><text:span text:style-name="T49"> (a </text:span><text:span text:style-name="T48">+</text:span><text:span text:style-name="T49"> b)</text:span></text:p>
            <text:p text:style-name="P39"><text:span text:style-name="T48">...</text:span><text:span text:style-name="T49"> </text:span></text:p>
            <text:p text:style-name="P39"><text:span text:style-name="T48">&gt;&gt;&gt;</text:span><text:span text:style-name="T49"> func4(</text:span><text:span text:style-name="T52">1</text:span><text:span text:style-name="T49">, </text:span><text:span text:style-name="T52">1</text:span><text:span text:style-name="T49">)</text:span></text:p>
            <text:p text:style-name="P40"><text:span text:style-name="T53">4</text:span></text:p>
            <text:p text:style-name="P39"><text:span text:style-name="T48">&gt;&gt;&gt;</text:span><text:span text:style-name="T49"> func4(</text:span><text:span text:style-name="T52">1</text:span><text:span text:style-name="T49">, </text:span><text:span text:style-name="T52">0</text:span><text:span text:style-name="T49">, c</text:span><text:span text:style-name="T48">=</text:span><text:span text:style-name="T52">3</text:span><text:span text:style-name="T49">)</text:span></text:p>
            <text:p text:style-name="P40"><text:span text:style-name="T53">3</text:span></text:p>
            <text:p text:style-name="P39"><text:span text:style-name="T48">&gt;&gt;&gt;</text:span><text:span text:style-name="T49"> func4(c</text:span><text:span text:style-name="T48">=</text:span><text:span text:style-name="T52">10</text:span><text:span text:style-name="T49">, a</text:span><text:span text:style-name="T48">=</text:span><text:span text:style-name="T52">0</text:span><text:span text:style-name="T49">, b</text:span><text:span text:style-name="T48">=</text:span><text:span text:style-name="T52">0</text:span><text:span text:style-name="T49">)</text:span></text:p>
            <text:p text:style-name="P39"><text:span text:style-name="T48">&gt;&gt;&gt;</text:span><text:span text:style-name="T49"> func4(c</text:span><text:span text:style-name="T48">=</text:span><text:span text:style-name="T52">10</text:span><text:span text:style-name="T49">, a</text:span><text:span text:style-name="T48">=</text:span><text:span text:style-name="T52">0</text:span><text:span text:style-name="T49">, b</text:span><text:span text:style-name="T48">=</text:span><text:span text:style-name="T52">1</text:span><text:span text:style-name="T49">)</text:span></text:p>
            <text:p text:style-name="P40"><text:span text:style-name="T53">10</text:span></text:p>
            <text:p text:style-name="P39"><text:span text:style-name="T54"/></text:p>
          </draw:text-box>
        </draw:frame>
        <draw:frame presentation:style-name="pr5" draw:layer="layout" svg:width="12.297cm" svg:height="14.898cm" svg:x="14.813cm" svg:y="4.914cm" presentation:class="outline" presentation:user-transformed="true">
          <draw:text-box>
            <text:p text:style-name="P34"><text:span text:style-name="T48">&gt;&gt;&gt;</text:span><text:span text:style-name="T49"> </text:span><text:span text:style-name="T50">def</text:span><text:span text:style-name="T49"> </text:span><text:span text:style-name="T51">func5</text:span><text:span text:style-name="T49">(</text:span><text:span text:style-name="T48">*</text:span><text:span text:style-name="T49">args, </text:span><text:span text:style-name="T48">**</text:span><text:span text:style-name="T49">kwargs):</text:span></text:p>
            <text:p text:style-name="P34"><text:span text:style-name="T48">...</text:span><text:span text:style-name="T49"> <text:s text:c="9"/></text:span><text:span text:style-name="T50">print</text:span><text:span text:style-name="T49"> args</text:span></text:p>
            <text:p text:style-name="P34"><text:span text:style-name="T48">...</text:span><text:span text:style-name="T49"> <text:s text:c="9"/></text:span><text:span text:style-name="T50">print</text:span><text:span text:style-name="T49"> kwargs</text:span></text:p>
            <text:p text:style-name="P34"><text:span text:style-name="T48">...</text:span><text:span text:style-name="T49"> </text:span></text:p>
            <text:p text:style-name="P34"><text:span text:style-name="T48">&gt;&gt;&gt;</text:span><text:span text:style-name="T49"> func5()</text:span></text:p>
            <text:p text:style-name="P34"><text:span text:style-name="T53">()</text:span></text:p>
            <text:p text:style-name="P34"><text:span text:style-name="T53">{}</text:span></text:p>
            <text:p text:style-name="P34"><text:span text:style-name="T48">&gt;&gt;&gt;</text:span><text:span text:style-name="T49"> func5(</text:span><text:span text:style-name="T52">1</text:span><text:span text:style-name="T49">, </text:span><text:span text:style-name="T52">2</text:span><text:span text:style-name="T49">)</text:span></text:p>
            <text:p text:style-name="P34"><text:span text:style-name="T49">(</text:span><text:span text:style-name="T52">1</text:span><text:span text:style-name="T49">, </text:span><text:span text:style-name="T52">2</text:span><text:span text:style-name="T49">)</text:span></text:p>
            <text:p text:style-name="P34"><text:span text:style-name="T53">{}</text:span></text:p>
            <text:p text:style-name="P34"><text:span text:style-name="T48">&gt;&gt;&gt;</text:span><text:span text:style-name="T49"> func5(</text:span><text:span text:style-name="T52">1</text:span><text:span text:style-name="T49">, </text:span><text:span text:style-name="T52">2</text:span><text:span text:style-name="T49">, c</text:span><text:span text:style-name="T48">=</text:span><text:span text:style-name="T52">4</text:span><text:span text:style-name="T49">, d</text:span><text:span text:style-name="T48">=</text:span><text:span text:style-name="T52">5</text:span><text:span text:style-name="T49">)</text:span></text:p>
            <text:p text:style-name="P34"><text:span text:style-name="T49">(</text:span><text:span text:style-name="T52">1</text:span><text:span text:style-name="T49">, </text:span><text:span text:style-name="T52">2</text:span><text:span text:style-name="T49">)</text:span></text:p>
            <text:p text:style-name="P34"><text:span text:style-name="T49">{</text:span><text:span text:style-name="T55">'c'</text:span><text:span text:style-name="T49">: </text:span><text:span text:style-name="T52">4</text:span><text:span text:style-name="T49">, </text:span><text:span text:style-name="T55">'d'</text:span><text:span text:style-name="T49">: </text:span><text:span text:style-name="T52">5</text:span><text:span text:style-name="T49">}</text:span></text:p>
            <text:p text:style-name="P34"><text:span text:style-name="T53">&gt;&gt;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" style:font-family-generic="swiss"/>
    <style:font-face style:name="FreeSans2" svg:font-family="FreeSans" style:font-family-generic="swiss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smin Poieana</meta:initial-creator>
    <meta:creation-date>2014-05-25T17:30:58.795955711</meta:creation-date>
    <dc:date>2014-05-29T13:07:00.455113373</dc:date>
    <dc:creator>Cosmin Poieana</dc:creator>
    <meta:editing-duration>P1DT20H4M9S</meta:editing-duration>
    <meta:editing-cycles>31</meta:editing-cycles>
    <meta:generator>LibreOffice/4.2.3.3$Linux_X86_64 LibreOffice_project/420m0$Build-3</meta:generator>
    <meta:document-statistic meta:object-count="80"/>
  </office:meta>
</office:document-meta>
</file>